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OGP - Participating Countries</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Mitgliedschaft bei der Open Government Partnership</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 Open Government Partnership (OGP) ist eine multilaterale Initiative mit dem Ziel einzelne Regierungen zu verbindlichen Zusagen zu bewegen, um die Transparenz, Bürgerbeteiligung und Korruptionsbekämpfung zu stärken unter anderem mit digitalen Werkzeugen zu stärken. Die OGP ist eine Multi-Akteurs-Initiative, die von einem internationalem Steuerungskreis geleitet wird. Diesem Steuerungskreis gehören sowohl Regierungsvertreter als auch Vertreter der Zivilgesellschaft an. Der Indikator berücksichtigt, um ein Land Mitglied der OGP ist, ob es einen nationalen Umsetzungsplan entwickelt hat und ob es bereits in der Umsetzungsphase ist. Mehr Informationen zur OGP finden sich hier: http://www.opengovpartnership.org/about Dieser Indikator kann nur ein Proxy Indikator sein, weil er nicht die Qualität der OGP Umsetzungspläne und ihrer Durchführung bewertet. Diese Daten könnten in der Zukunft jedoch verfügbar sei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if it has a national implementation plan and if it is already implementing this plan. For more information please check here: http://www.opengovpartnership.org/about The indicator can only be a proxy indicator since it only measure government commitments, not the implementation of these commitments.</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5,4,3,2</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social, 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I</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09-29" calcext:value-type="date">
            <text:p>9/29/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5" calcext:value-type="float">
            <text:p>2015</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number-columns-repeated="1023"/>
        </table:table-row>
        <table:table-row table:style-name="ro1">
          <table:table-cell table:style-name="ce1" office:value-type="string" calcext:value-type="string">
            <text:p>source$publisher</text:p>
          </table:table-cell>
          <table:table-cell table:style-name="ce1" office:value-type="string" calcext:value-type="string">
            <text:p>Open Government Partnership</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5" calcext:value-type="float">
            <text:p>2015</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lban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Argentin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Armen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Australia</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Azerbaijan</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Bosnia and Herzegovina</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Cabo Verde</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Colomb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Costa Rica</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Dominican Republic</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El Salvador</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Georg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Ghana</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Guatemal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Honduras</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Indones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Jordan</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Kenya</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Liber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Macedon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Malawi</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Moldov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Mongolia</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Montenegro</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Panam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Paraguay</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Peru</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Philippines</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Serbia</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Sierra Leone</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Slovak Republic</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Tanzan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Trinidad and Tobago</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Tunisia</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Ukraine</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Uruguay</text:p>
          </table:table-cell>
          <table:table-cell table:style-name="ce1" office:value-type="float" office:value="1" calcext:value-type="float">
            <text:p>1</text:p>
          </table:table-cell>
          <table:table-cell table:number-columns-repeated="1022"/>
        </table:table-row>
        <table:table-row table:style-name="ro2" table:number-rows-repeated="10484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2" meta:object-count="0"/>
    <meta:generator>LibreOfficeDev/5.1.0.3$Linux_X86_64 LibreOffice_project/</meta:generator>
  </office:meta>
</office:document-meta>
</file>